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6.112cm" style:rel-column-width="20026*"/>
    </style:style>
    <style:style style:name="Tabella5.B" style:family="table-column">
      <style:table-column-properties style:column-width="2.394cm" style:rel-column-width="7842*"/>
    </style:style>
    <style:style style:name="Tabella5.D" style:family="table-column">
      <style:table-column-properties style:column-width="2.593cm" style:rel-column-width="8496*"/>
    </style:style>
    <style:style style:name="Tabella5.E" style:family="table-column">
      <style:table-column-properties style:column-width="6.511cm" style:rel-column-width="21329*"/>
    </style:style>
    <style:style style:name="Tabella5.A1" style:family="table-cell">
      <style:table-cell-properties style:vertical-align="middle"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style:vertical-align="middle" fo:background-color="#dddddd" fo:padding="0cm" fo:border="0.05pt solid #000000">
        <style:background-image/>
      </style:table-cell-properties>
    </style:style>
    <style:style style:name="Tabella5.B2" style:family="table-cell">
      <style:table-cell-properties style:vertical-align="middle" fo:background-color="#dddddd" fo:padding="0cm" fo:border-left="0.05pt solid #000000" fo:border-right="none" fo:border-top="none" fo:border-bottom="0.05pt solid #000000">
        <style:background-image/>
      </style:table-cell-properties>
    </style:style>
    <style:style style:name="Tabella5.A4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5.E4" style:family="table-cell">
      <style:table-cell-properties style:vertical-align="" fo:background-color="transparent" fo:padding="0.101cm" fo:border="0.05pt solid #000000">
        <style:background-image/>
      </style:table-cell-properties>
    </style:style>
    <style:style style:name="Tabella5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1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1" fo:font-size="8pt" fo:font-weight="normal" officeooo:paragraph-rsid="00a3d9fe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Verdana1" fo:font-size="8pt" fo:font-weight="normal" officeooo:paragraph-rsid="00a70325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9a0126" officeooo:paragraph-rsid="009a0126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9c0132" officeooo:paragraph-rsid="009c0132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a2e75" officeooo:paragraph-rsid="00aa2e75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Verdana1" fo:font-size="8pt" fo:font-weight="normal" officeooo:rsid="00a70325" officeooo:paragraph-rsid="00aa2e75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Verdana1" fo:font-size="8pt" fo:font-weight="normal" officeooo:rsid="00a70325" officeooo:paragraph-rsid="00a70325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PARAZIONE PRODUZIONE</text:p>
      <text:p text:style-name="P5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column table:style-name="Tabella5.E"/>
        <table:table-header-rows>
          <table:table-row>
            <table:table-cell table:style-name="Tabella5.A1" table:number-rows-spanned="2" office:value-type="string">
              <text:p text:style-name="P8">Famiglia</text:p>
            </table:table-cell>
            <table:table-cell table:style-name="Tabella5.A1" table:number-columns-spanned="2" office:value-type="string">
              <text:p text:style-name="P10">Ordinato</text:p>
            </table:table-cell>
            <table:covered-table-cell/>
            <table:table-cell table:style-name="Tabella5.A1" table:number-rows-spanned="2" office:value-type="string">
              <text:p text:style-name="P9">Pianificate</text:p>
            </table:table-cell>
            <table:table-cell table:style-name="Tabella5.E1" table:number-rows-spanned="2" office:value-type="string">
              <text:p text:style-name="P8">Produzioni aperte</text:p>
            </table:table-cell>
          </table:table-row>
          <table:table-row>
            <table:covered-table-cell/>
            <table:table-cell table:style-name="Tabella5.B2" office:value-type="string">
              <text:p text:style-name="P10">Totale</text:p>
            </table:table-cell>
            <table:table-cell table:style-name="Tabella5.B2" office:value-type="string">
              <text:p text:style-name="P10">Consegnato</text:p>
            </table:table-cell>
            <table:covered-table-cell/>
            <table:covered-table-cell/>
          </table:table-row>
        </table:table-header-rows>
        <table:table-row>
          <table:table-cell table:style-name="Tabella5.E1" table:number-columns-spanned="5" office:value-type="string">
            <text:p text:style-name="P4"><text:placeholder text:placeholder-type="text">&lt;for each="(family, todo, delivery, mrp_info, mrp_total) in get_pre_production(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6"><text:placeholder text:placeholder-type="text">&lt;family&gt;</text:placeholder></text:p>
          </table:table-cell>
          <table:table-cell table:style-name="Tabella5.A4" office:value-type="string">
            <text:p text:style-name="P7"><text:placeholder text:placeholder-type="text">&lt;todo&gt;</text:placeholder></text:p>
          </table:table-cell>
          <table:table-cell table:style-name="Tabella5.A4" office:value-type="string">
            <text:p text:style-name="P11"><text:placeholder text:placeholder-type="text">&lt;delivery&gt;</text:placeholder></text:p>
          </table:table-cell>
          <table:table-cell table:style-name="Tabella5.A4" office:value-type="string">
            <text:p text:style-name="P12"><text:placeholder text:placeholder-type="text">&lt;mrp_total&gt;</text:placeholder></text:p>
          </table:table-cell>
          <table:table-cell table:style-name="Tabella5.E4" office:value-type="string">
            <text:p text:style-name="P7"><text:placeholder text:placeholder-type="text">&lt;mrp_info.strip()&gt;</text:placeholder></text:p>
          </table:table-cell>
        </table:table-row>
        <table:table-row>
          <table:table-cell table:style-name="Tabella5.A5" table:number-columns-spanned="5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24T09:24:16.655620763</dc:date>
    <meta:editing-duration>P2DT18H46M23S</meta:editing-duration>
    <meta:editing-cycles>526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5" meta:word-count="27" meta:character-count="279" meta:non-whitespace-character-count="267"/>
    <meta:user-defined meta:name="Info 1"/>
    <meta:user-defined meta:name="Info 2"/>
    <meta:user-defined meta:name="Info 3"/>
    <meta:user-defined meta:name="Info 4"/>
  </office:meta>
</office:document-meta>
</file>